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0684" calcext:value-type="float">
            <text:p>35.19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87" calcext:value-type="float">
            <text:p>35.3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5668" calcext:value-type="float">
            <text:p>36.20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0972" calcext:value-type="float">
            <text:p>35.97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2892" calcext:value-type="float">
            <text:p>36.09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9156" calcext:value-type="float">
            <text:p>35.91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6468" calcext:value-type="float">
            <text:p>34.98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6744" calcext:value-type="float">
            <text:p>35.4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1286" calcext:value-type="float">
            <text:p>33.911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5816" calcext:value-type="float">
            <text:p>34.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6968" calcext:value-type="float">
            <text:p>33.9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3196" calcext:value-type="float">
            <text:p>33.95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37097015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2584" calcext:value-type="float">
            <text:p>33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